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Heading_20_2">
      <style:paragraph-properties fo:margin-left="0cm" fo:margin-right="0cm" fo:text-indent="0cm" style:auto-text-indent="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left="0cm" fo:margin-right="0cm" fo:margin-top="0cm" fo:margin-bottom="0cm" style:contextual-spacing="false" fo:text-indent="0cm" style:auto-text-indent="false"/>
    </style:style>
    <style:style style:name="P10" style:family="paragraph" style:parent-style-name="Preformatted_20_Text">
      <style:paragraph-properties fo:margin-top="0cm" fo:margin-bottom="0.247cm" style:contextual-spacing="false" fo:line-height="115%"/>
    </style:style>
    <style:style style:name="P11" style:family="paragraph" style:parent-style-name="Preformatted_20_Text">
      <style:paragraph-properties fo:margin-top="0cm" fo:margin-bottom="0.499cm" style:contextual-spacing="false" fo:line-height="115%"/>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paragraph-properties fo:margin-left="0cm" fo:margin-right="0cm" fo:text-indent="0cm" style:auto-text-indent="false"/>
    </style:style>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9">
      <style:paragraph-properties fo:margin-left="0cm" fo:margin-right="0cm" fo:margin-top="0cm" fo:margin-bottom="0cm" style:contextual-spacing="false" fo:text-indent="0cm" style:auto-text-indent="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paragraph-properties fo:margin-left="0cm" fo:margin-right="0cm" fo:text-indent="0cm" style:auto-text-indent="false"/>
    </style:style>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paragraph-properties fo:margin-left="0cm" fo:margin-right="0cm" fo:text-indent="0cm" style:auto-text-indent="false"/>
    </style:style>
    <style:style style:name="P30" style:family="paragraph" style:parent-style-name="Text_20_body" style:list-style-name="L15">
      <style:paragraph-properties fo:margin-left="0cm" fo:margin-right="0cm" fo:text-indent="0cm" style:auto-text-indent="false"/>
    </style:style>
    <style:style style:name="P31" style:family="paragraph" style:parent-style-name="Text_20_body" style:list-style-name="L16">
      <style:paragraph-properties fo:margin-left="0cm" fo:margin-right="0cm" fo:text-indent="0cm" style:auto-text-indent="false"/>
    </style:style>
    <style:style style:name="P32" style:family="paragraph" style:parent-style-name="Text_20_body" style:list-style-name="L17">
      <style:paragraph-properties fo:margin-top="0cm" fo:margin-bottom="0cm" style:contextual-spacing="false"/>
    </style:style>
    <style:style style:name="P33" style:family="paragraph" style:parent-style-name="Text_20_body" style:list-style-name="L17">
      <style:paragraph-properties fo:margin-left="0cm" fo:margin-right="0cm" fo:margin-top="0cm" fo:margin-bottom="0cm" style:contextual-spacing="false" fo:text-indent="0cm" style:auto-text-indent="false"/>
    </style:style>
    <style:style style:name="P34" style:family="paragraph" style:parent-style-name="Text_20_body" style:list-style-name="L17">
      <style:paragraph-properties fo:margin-left="0cm" fo:margin-right="0cm" fo:text-indent="0cm" style:auto-text-indent="false"/>
    </style:style>
    <style:style style:name="P35" style:family="paragraph" style:parent-style-name="Text_20_body" style:list-style-name="L17"/>
    <style:style style:name="P36" style:family="paragraph" style:parent-style-name="Text_20_body" style:list-style-name="L18">
      <style:paragraph-properties fo:margin-left="0cm" fo:margin-right="0cm" fo:text-indent="0cm" style:auto-text-indent="false"/>
    </style:style>
    <style:style style:name="P37" style:family="paragraph" style:parent-style-name="Text_20_body" style:list-style-name="L18">
      <style:paragraph-properties fo:margin-top="0cm" fo:margin-bottom="0cm" style:contextual-spacing="false"/>
    </style:style>
    <style:style style:name="P38" style:family="paragraph" style:parent-style-name="Text_20_body" style:list-style-name="L18"/>
    <style:style style:name="T1" style:family="text">
      <style:text-properties style:text-position="33% 8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Syntaxe JavaScript, première partie</text:h>
      <text:p text:style-name="Text_20_body">Dans cette unité, vous serez présenté à JavaScript et apprendrez les bases.</text:p>
      <text:p text:style-name="Text_20_body">Le but de cette unité est de vous présenter JavaScript et de vous mettre à l'aise avec les bases de l'écriture des programmes JavaScript.</text:p>
      <text:p text:style-name="Text_20_body">Après cette unité, vous pourrez:</text:p>
      <text:list text:style-name="L1">
        <text:list-item>
          <text:p text:style-name="P1">Relire le rôle de JavaScript dans le développement web </text:p>
        </text:list-item>
        <text:list-item>
          <text:p text:style-name="P1">Lire et écrire la syntaxe d'introduction JavaScript liée aux variables, aux conditions, aux fonctions et à la portée </text:p>
        </text:list-item>
        <text:list-item>
          <text:p text:style-name="P1">Pratiquer la syntaxe JavaScript </text:p>
        </text:list-item>
        <text:list-item>
          <text:p text:style-name="P2">Exécuter le code JavaScript au-delà du site Codecademy </text:p>
        </text:list-item>
      </text:list>
      <text:p text:style-name="Text_20_body">L'apprentissage est social. Quoi que vous travailliez, n'oubliez pas de vous connecter avec la communauté de la Cocidôngerie dans les <text:a xlink:type="simple" xlink:href="https://discuss.codecademy.com/" office:target-frame-name="_blank" xlink:show="new" text:style-name="Internet_20_link" text:visited-style-name="Visited_20_Internet_20_Link">forums</text:a>. N'oubliez pas de vous renseigner régulièrement auprès de la communauté, y compris des choses comme demander des critiques de code sur le travail de votre projet et fournir des examens de code à d'autres dans la <text:a xlink:type="simple" xlink:href="https://discuss.codecademy.com/c/project/1833" office:target-frame-name="_blank" xlink:show="new" text:style-name="Internet_20_link" text:visited-style-name="Visited_20_Internet_20_Link">catégorie des projets</text:a>, ce qui peut aider à renforcer ce que vous avez appris.</text:p>
      <text:h text:style-name="Heading_20_1" text:outline-level="1">Pourquoi JavaScript est essentiel</text:h>
      <text:p text:style-name="Text_20_body">Apprenez ce qu'est JavaScript et pourquoi c'est le langage de programmation le plus populaire. Découvrez son histoire, son rôle de développement web, ses capacités d'arrière-plan et son potentiel futur dans la technologie.</text:p>
      <text:h text:style-name="P3" text:outline-level="2"><text:bookmark text:name="heading-introduction-to-javascript-and-its-rise-in-web-development"/>Introduction à JavaScript et son essor dans le développement web</text:h>
      <text:p text:style-name="Text_20_body">Lorsque l'Internet a explosé dans les années 1990, les entreprises technologiques se sont battues pour construire le navigateur web le plus puissant et le plus efficace sur le marché. Cela a déclenché la première « guerre des navigateurs », entre Microsoft (Internet Explorer) et NetScape (NetScape Navigator) pour obtenir une domination sur la part d'utilisation des navigateurs web.</text:p>
      <text:p text:style-name="Text_20_body">Netscape avait besoin d'un langage de script léger pour une programmation plus facile qui, en fin de compte, rendait le développement web plus accessible, contrairement à d'autres langages qui nécessitaient une formation plus approfondie. En 1995, un employé de NetScape, Brendan Eich, a eu dix jours pour aider à construire un langage de script léger. En conséquence, Eich a construit Mocha, qui a ensuite été rebaptisé <text:a xlink:type="simple" xlink:href="https://www.codecademy.com/resources/docs/javascript" office:target-frame-name="_blank" xlink:show="new" text:style-name="Internet_20_link" text:visited-style-name="Visited_20_Internet_20_Link">JavaScript</text:a>. La morale de l'histoire – JavaScript n'a jamais été conçu pour devenir le langage standard du web. Cependant, alors que NetScape a gagné la guerre des navigateurs, la popularité de JavaScript a augmenté. De plus en plus de sites ont commencé à utiliser JavaScript, et <text:soft-page-break/>ceux qui n'ont finalement pas eu à utiliser comme la plupart des développeurs ont utilisé JavaScript pour créer des sites web.</text:p>
      <text:p text:style-name="Text_20_body">JavaScript est maintenant une technologie web essentielle qui est supportée par les principaux navigateurs web. Le langage est crucial pour quiconque veut <text:a xlink:type="simple" xlink:href="https://www.codecademy.com/catalog/subject/web-development" office:target-frame-name="_blank" xlink:show="new" text:style-name="Internet_20_link" text:visited-style-name="Visited_20_Internet_20_Link">devenir développeur web</text:a>. De nombreux experts s'accordent à dire que JavaScript continuera de se développer en tant que langage indispensable pour le développement du web.</text:p>
      <text:h text:style-name="P3" text:outline-level="2"><text:bookmark text:name="heading-how-javascript-powers-modern-websites"/>Comment JavaScript alimente les sites web modernes</text:h>
      <text:p text:style-name="Text_20_body">JavaScript, également appelé JS, est un langage flexible et puissant qui est mis en œuvre de manière cohérente par divers navigateurs web, ce qui en fait le langage pour le développement web. JavaScript, HTML et CSS sont les composants de base de la technologie web. Alors que <text:a xlink:type="simple" xlink:href="https://www.codecademy.com/resources/docs/html" office:target-frame-name="_blank" xlink:show="new" text:style-name="Internet_20_link" text:visited-style-name="Visited_20_Internet_20_Link">HTML</text:a> est responsable de la structure et <text:a xlink:type="simple" xlink:href="https://www.codecademy.com/resources/docs/css" office:target-frame-name="_blank" xlink:show="new" text:style-name="Internet_20_link" text:visited-style-name="Visited_20_Internet_20_Link">que CSS</text:a> est responsable du style, JavaScript fournit une interactivité aux pages Web dans le navigateur.</text:p>
      <text:h text:style-name="P3" text:outline-level="2"><text:bookmark text:name="heading-popularity-of-javascript"/>La popularité de JavaScript</text:h>
      <text:p text:style-name="Text_20_body">À ce stade, vous vous demandez peut-être : comment est-ce qu'une langue écrite en 10 jours par un gars a été adoptée en masse par le monde ? En bref, JavaScript est devenu un succès parce qu'il a transformé les navigateurs web en plates-formes d'applications. Voici comment :</text:p>
      <text:list text:style-name="L2">
        <text:list-item>
          <text:p text:style-name="P4">JavaScript peut être utilisé à la fois dans le front-end et back-end du développement web. </text:p>
        </text:list-item>
        <text:list-item>
          <text:p text:style-name="P4">JavaScript est normalisé de sorte qu'il est fréquemment mis à jour avec de nouvelles versions. </text:p>
        </text:list-item>
        <text:list-item>
          <text:p text:style-name="P4">JavaScript s'intègre facilement avec HTML et CSS. </text:p>
        </text:list-item>
        <text:list-item>
          <text:p text:style-name="P4">JavaScript permet aux sites web d'avoir une interactivité comme des transitions de défilement et des mouvements d'objets. Les navigateurs modernes continuent de rivaliser pour traiter JavaScript le plus rapide pour les meilleures expériences utilisateur. Chrome, <text:a xlink:type="simple" xlink:href="https://en.wikipedia.org/wiki/Usage_share_of_web_browsers#/media/File:StatCounter-browser-ww-monthly-201707-201707-map.png" office:target-frame-name="_blank" xlink:show="new" text:style-name="Internet_20_link" text:visited-style-name="Visited_20_Internet_20_Link">le navigateur Internet le plus utilisé en 2017</text:a>, a connu un tel succès en raison de sa capacité à traiter JavaScript rapidement. </text:p>
        </text:list-item>
        <text:list-item>
          <text:p text:style-name="P5">JavaScript offre un large éventail de cadres et de bibliothèques qui aident les développeurs à créer des applications complexes avec de faibles frais généraux. Les programmeurs peuvent importer des bibliothèques et des cadres dans leur code pour augmenter la fonctionnalité de leur application. </text:p>
        </text:list-item>
      </text:list>
      <text:h text:style-name="P3" text:outline-level="2"><text:bookmark text:name="heading-using-javascript-for-backend-development"/>Utilisation de JavaScript pour le développement du backend</text:h>
      <text:p text:style-name="Text_20_body">Au début des années 2000, de grandes plateformes comme Facebook et Google ont commencé à utiliser JavaScript dans leur logique de serveur back-end pour traiter et répondre aux demandes frontales. JavaScript a aidé les entreprises à s'adapter car les ingénieurs qui savaient que JavaScript pouvaient appliquer ces compétences dans un contexte d'appoint.</text:p>
      <text:p text:style-name="Text_20_body">JavaScript utilisé pour les serveurs, également connu sous le nom de JavaScript côté serveur, a gagné en popularité car il a permis l'évolutivité. Dans le serveur, JavaScript peut être intégré à d'autres langages pour communiquer avec les bases de données.</text:p>
      <text:p text:style-name="Text_20_body"><text:soft-page-break/>Node.JS, ou Node, est l'une des versions les plus populaires de JavaScript côté serveur. Node a été utilisé pour écrire de grandes plates-formes pour la NASA, eBay et beaucoup d'autres. Étant donné que Javascript peut exécuter des programmes à partir d'un ordre séquentiel, Node peut être utilisé pour créer des applications web évolutives, des plateformes de messagerie et des jeux multijoueurs. C'est pourquoi Google Cloud et Amazon Web Service dépendent de Node pour certains de leurs services.</text:p>
      <text:h text:style-name="P3" text:outline-level="2"><text:bookmark text:name="heading-javascript-for-apps-vr-and-iot"/>JavaScript pour les applications, la réalité virtuelle et l'IdO</text:h>
      <text:p text:style-name="Text_20_body">Au-delà du web, JavaScript est très présent parmi les applications multi-plateformes. Nous utilisons des applications de bureau autonomes populaires comme Slack, GitHub, Skype et Tidal. Ces applications sont développées avec le cadre JavaScript appelé <text:a xlink:type="simple" xlink:href="https://electronjs.org/apps" office:target-frame-name="_blank" xlink:show="new" text:style-name="Internet_20_link" text:visited-style-name="Visited_20_Internet_20_Link">Electron.js</text:a>. L'électron est excellent pour créer des applications de bureau qui doivent fonctionner sur différents appareils, quel que soit le système d'exploitation.</text:p>
      <text:p text:style-name="Text_20_body">En outre, JavaScript a le potentiel de s'étendre à d'autres technologies innovantes telles que la réalité virtuelle et les jeux. JavaScript peut être utilisé pour l'animation, le rendu et la mise à l'échelle. JavaScript a même contribué à l'internet des objets, la technologie qui rend les objets simples, comme votre réfrigérateur, plus intelligents. Les appareils de tous les jours peuvent devenir interactifs et collecter des données à l'aide des bibliothèques JavaScript.</text:p>
      <text:h text:style-name="P3" text:outline-level="2"><text:bookmark text:name="heading-conclusion"/>Conclusion</text:h>
      <text:p text:style-name="Text_20_body">En plongeant dans la programmation ou le développement web, JavaScript est un excellent langage à apprendre. Les capacités de JavaScript vous permettent de l'utiliser dans de nombreux domaines différents. Maîtriser ce que l'on appelle la « vanille » ou le JavaScript vous aidera à aborder les cadres et les bibliothèques plus compliqués pour faire de vous un développeur compétitif. Prenez quelques-uns de nos <text:a xlink:type="simple" xlink:href="https://www.codecademy.com/catalog/language/javascript" office:target-frame-name="_blank" xlink:show="new" text:style-name="Internet_20_link" text:visited-style-name="Visited_20_Internet_20_Link">cours de Codecademy JavaScript</text:a> pour devenir les sociétés de rockstar JavaScript à la recherche de la rockstars.</text:p>
      <text:h text:style-name="Heading_20_1" text:outline-level="1">Versions JavaScript: ES6 et avant</text:h>
      <text:p text:style-name="Text_20_body">Vous avez déjà entendu parler du terme « ES6 » et s'est demandé de quoi il s'agissait ? Lisez cet article et découvrez-le. </text:p>
      <text:p text:style-name="Text_20_body">Vous avez peut-être vu le terme « ES6 » ou « Javascript ES6 » et vous vous êtes demandé ce que cela signifie réellement. Ne vous inquiétez pas plus, car nous allons plonger dans ce qu'est ES6 et comment il se rapporte à Javascript. </text:p>
      <text:p text:style-name="Text_20_body">Tout d'abord, apportons une histoire. JavaScript a été introduit en 1995 par la société Netscape Communications en tant que langage de script pour les concepteurs et les programmeurs web pour interagir avec les pages Web. L'année suivante, Netscape soumet JavaScript à une organisation en développement de normes appelée Ecma International pour créer des normes pour un langage de script (un type de langage de programmation). En 1997, Ecma International a publié ECMA-262 qui établit des normes pour la première version d'un langage de script appelé ECMAScript, abrégé en ES. </text:p>
      <text:p text:style-name="Text_20_body"><text:soft-page-break/>Ces nouvelles normes ECMAScript fournissaient des règles pour l'architecture des caractéristiques JavaScript. Au fur et à mesure que de nouveaux paradigmes de programmation ont émergé et que les développeurs ont cherché de nouvelles fonctionnalités, de nouvelles versions d'ECMAScript ont fourni une base pour la cohérence entre les nouvelles et les anciennes versions JavaScript. </text:p>
      <text:p text:style-name="Text_20_body">Pour distinguer complètement la différence entre JavaScript et ECMAScript: si vous voulez créer une application ou un programme, vous pouvez utiliser JavaScript - si vous voulez créer un nouveau langage de script, vous pouvez suivre les lignes directrices dans ECMAScript. Ainsi, lorsque vous voyez ES6 ou JavaScript ES6, cela signifie que cette version de JavaScript suit les spécifications dans la sixième édition d'ECMAScript. Vous pouvez également voir ES2015 au lieu de ES6, mais les deux terminologies font référence à la même 6e édition d'ECMAScript qui a été publiée en 2015. Jetez un œil à la chronologie ci-dessous pour voir comment JavaScript a évolué au fil des ans :</text:p>
      <text:p text:style-name="Text_20_body"/>
      <text:p text:style-name="Text_20_body">Maintenant, vous vous demandez peut-être, qu'est-ce qui rend une mise à jour en 2015 toujours pertinente aujourd'hui alors qu'il y a des mises à jour plus récentes comme ES7 et ES8? </text:p>
      <text:p text:style-name="Text_20_body">Eh bien, malgré la sortie de versions plus récentes, ES6 est en fait la plus grande mise à jour faite par ECMAScript depuis la sortie de la première édition en 1997. Certains développeurs se réfèrent même à ES6 comme « Modern JavaScript » en raison de tous les ajouts majeurs. Il y avait tellement de grandes fonctionnalités ajoutées pour aider les développeurs JavaScript qui incluent: </text:p>
      <text:list text:style-name="L3">
        <text:list-item>
          <text:p text:style-name="P6">de nouveaux mots-clés comme <text:span text:style-name="Source_20_Text">let</text:span>et <text:span text:style-name="Source_20_Text">const</text:span>de déclarer des variables, </text:p>
        </text:list-item>
        <text:list-item>
          <text:p text:style-name="P6">une nouvelle syntaxe de fonction utilisant des fonctions de flèche, </text:p>
        </text:list-item>
        <text:list-item>
          <text:p text:style-name="P6">la création de classes, </text:p>
        </text:list-item>
        <text:list-item>
          <text:p text:style-name="P6">des paramètres avec des valeurs par défaut, </text:p>
        </text:list-item>
        <text:list-item>
          <text:p text:style-name="P6">les promesses d'actions asynchrones, </text:p>
        </text:list-item>
        <text:list-item>
          <text:p text:style-name="P7">Et bien d'autres encore. </text:p>
        </text:list-item>
      </text:list>
      <text:p text:style-name="Text_20_body">Les navigateurs actuels prennent désormais en charge la plupart des fonctionnalités ES6 qui permettent aux développeurs de profiter de ces nouveaux ajouts. ES6 permet en fin de compte aux programmeurs de gagner du temps et d'écrire un code plus concis. Comme pour toutes les caractéristiques de l'ES6, il y a d'autres avantages sous-jacents et des compromis à prendre en considération. Néanmoins, il y a eu une forte adoption de l'ES6 au sein de la communauté du développement. Un grand avantage ES6 est la facilité qu'il permet d'utiliser un paradigme de programmation populaire, la programmation orientée par objet (OOP). Ce changement a permis aux développeurs d'autres langues qui sont habitués à OOP de passer à l'apprentissage/à l'utilisation de JavaScript. Une autre raison de la popularité de ES6 est corrélée à l'utilisation de ES6 dans des cadres populaires comme React. Donc, si vous voulez apprendre les outils et les cadres les plus récents, vous devrez reprendre ES6 en cours de route. </text:p>
      <text:p text:style-name="Text_20_body">Cela étant dit, vous ne devriez pas ignorer le code de l'héritage, c'est-à-dire les anciennes versions de JavaScript. En fait, il y a encore beaucoup de projets qui sont construits et maintenus avec le code de l'héritage. Si vous voulez la capacité et la liberté de travailler sur n'importe quel projet JavaScript, vous devez vous familiariser avec la syntaxe JavaScript pré-ES6 et ES6. Mais ne vous inquiétez pas, nous couvrons à la fois l'avant-ES6 et ES6 dans notre cours JavaScript. Découvrez-le pour devenir une <text:soft-page-break/>rockstar à la base de JavaScript et en apprendressant des compétences de programmation fondamentales.</text:p>
      <text:h text:style-name="Heading_20_3" text:outline-level="3">Qu'est-ce que JavaScript?</text:h>
      <text:p text:style-name="Text_20_body">1 min</text:p>
      <text:p text:style-name="Text_20_body">L'année dernière, des millions d'apprenants de notre communauté ont commencé avec JavaScript. Pourquoi ? JavaScript est principalement connu comme le langage de la plupart des navigateurs web modernes, et ses premières bizarreries lui ont donné une mauvaise réputation. Toutefois, le langage a continué d'évoluer et de s'améliorer. JavaScript est un langage de programmation puissant, flexible et rapide qui est maintenant utilisé pour le développement web de plus en plus complexe et au-delà. </text:p>
      <text:p text:style-name="Text_20_body">Étant donné que JavaScript reste au cœur du développement web, c'est souvent la première langue apprise par les codeurs autodidactes désireux d'apprendre et de construire. Nous sommes excités par ce que vous pourrez créer avec la fondation JavaScript que vous gagnez ici. JavaScript alimente le comportement dynamique sur la plupart des sites web, y compris celui-ci. </text:p>
      <text:p text:style-name="P8">Dans cette leçon, vous apprendrez des concepts de codage introducteurs incluant </text:p>
      <text:section text:style-name="Sect1" text:name=":r7a:">
        <text:p text:style-name="P9">Preview: Les types de données Docs sont utilisés pour classer huit valeurs fondamentales utilisées pour la programmation en JavaScript, y compris les types primitif et les types d'objets.</text:p>
      </text:section>
      <text:p text:style-name="P8"><text:a xlink:type="simple" xlink:href="https://www.codecademy.com/resources/docs/javascript/data-types" office:target-frame-name="_blank" xlink:show="new" text:style-name="Internet_20_link" text:visited-style-name="Visited_20_Internet_20_Link">Types de données</text:a></text:p>
      <text:p text:style-name="Text_20_body">et des objets intégrés - Connaissance essentielle pour tous les aspirants développeurs. Assurez-vous de prendre des notes et de vous rythmer. Cette fondation vous préparera à comprendre les concepts plus complexes que vous rencontrerez plus tard.</text:p>
      <text:h text:style-name="Heading_20_3" text:outline-level="3">Console</text:h>
      <text:p text:style-name="Text_20_body">4 min</text:p>
      <text:p text:style-name="P8">La console est un panneau qui affiche des messages importants, comme </text:p>
      <text:section text:style-name="Sect1" text:name=":r7s:">
        <text:p text:style-name="P9">Avant-première: Docs L'objet de l'erreur JavaScript représente des erreurs d'exécution, fournissant des informations pour lancer des exceptions et les gérer avec des blocs de prises de contrôle.</text:p>
      </text:section>
      <text:p text:style-name="P8"><text:a xlink:type="simple" xlink:href="https://www.codecademy.com/resources/docs/javascript/errors" office:target-frame-name="_blank" xlink:show="new" text:style-name="Internet_20_link" text:visited-style-name="Visited_20_Internet_20_Link">erreurs</text:a></text:p>
      <text:p text:style-name="Text_20_body">, pour les développeurs. Une grande partie du travail que l'ordinateur fait avec notre code nous est invisible par défaut. Si nous voulons voir les choses apparaître sur notre écran, nous pouvons imprimer, ou <text:span text:style-name="Emphasis">log log</text:span>, directement à notre console. </text:p>
      <text:p text:style-name="Text_20_body">Dans JavaScript, le <text:span text:style-name="Source_20_Text">console</text:span>un mot-clé fait référence à un objet, une collection de données et d'actions, que nous pouvons utiliser dans notre code. Les mots-clés sont des mots qui sont intégrés dans le langage JavaScript, donc l'ordinateur les reconnaît et les traite spécialement. </text:p>
      <text:p text:style-name="Text_20_body">Une action, ou méthode, qui est intégrée dans le <text:span text:style-name="Source_20_Text">console</text:span>objet est le <text:span text:style-name="Source_20_Text">.log()</text:span>méthode. Quand nous écrivons <text:span text:style-name="Source_20_Text">console.log()</text:span>Ce que nous mettons à l'intérieur des parenthèses sera imprimé, ou connecté, à la console. </text:p>
      <text:p text:style-name="Text_20_body">Il va être très utile pour nous d'imprimer des valeurs sur la console, afin que nous puissions voir le travail que nous faisons. </text:p>
      <text:p text:style-name="P10"><text:soft-page-break/><text:span text:style-name="Source_20_Text">console.log(5); </text:span></text:p>
      <text:p text:style-name="P11"><text:span text:style-name="Source_20_Text">Copy to Clipboard</text:span></text:p>
      <text:p text:style-name="Text_20_body">Cet exemple de logarithme <text:span text:style-name="Source_20_Text">5</text:span>à la console. Le point-virgule désigne la fin de la ligne, ou déclaration. Bien qu'en JavaScript votre code s'exécutera généralement comme prévu sans un point-virgule, nous vous recommandons d'apprendre à terminer chaque déclaration par un point-virgule afin que vous n'en oubliiez jamais dans les quelques cas où ils sont nécessaires.</text:p>
      <text:p text:style-name="Text_20_body">Vous verrez plus tard que nous pouvons utiliser <text:span text:style-name="Source_20_Text">console.log()</text:span>d'imprimer différents types de données.</text:p>
      <text:h text:style-name="Heading_20_3" text:outline-level="3">Commentaires</text:h>
      <text:p text:style-name="Text_20_body">6 min</text:p>
      <text:p text:style-name="Text_20_body">La programmation est souvent hautement collaborative. En outre, notre propre code peut rapidement devenir difficile à comprendre quand nous y revenons, parfois seulement une heure plus tard. Pour ces raisons, il est souvent utile de laisser des notes dans notre code à d'autres développeurs ou à nous-mêmes. </text:p>
      <text:p text:style-name="P8">En écrivant JavaScript, nous pouvons écrire </text:p>
      <text:section text:style-name="Sect1" text:name=":r8s:">
        <text:p text:style-name="P9">Avant-première: Docs Description du lien de chargement</text:p>
      </text:section>
      <text:p text:style-name="P8"><text:a xlink:type="simple" xlink:href="https://www.codecademy.com/resources/docs/javascript/comments?page_ref=catalog" office:target-frame-name="_blank" xlink:show="new" text:style-name="Internet_20_link" text:visited-style-name="Visited_20_Internet_20_Link">Observations</text:a></text:p>
      <text:p text:style-name="Text_20_body">dans notre code que l'ordinateur va ignorer lorsque notre programme s'exécute. Ces commentaires n'existent que pour les lecteurs humains. </text:p>
      <text:p text:style-name="Text_20_body">Les commentaires peuvent expliquer ce que fait le code, laisser des instructions aux développeurs utilisant le code, ou ajouter toute autre annotations utiles. </text:p>
      <text:p text:style-name="Text_20_body">Il existe deux types de commentaires de code en JavaScript:</text:p>
      <text:list text:style-name="L4">
        <text:list-item>
          <text:p text:style-name="P12">Un <text:span text:style-name="Emphasis">commentaire d'une seule ligne</text:span> commentera une seule ligne et est noté avec deux barres obliques avant <text:span text:style-name="Source_20_Text">//</text:span>précédant celui-ci. </text:p>
        </text:list-item>
      </text:list>
      <text:p text:style-name="P10"><text:span text:style-name="Source_20_Text">// Prints 5 to the console</text:span></text:p>
      <text:p text:style-name="P10"><text:span text:style-name="Source_20_Text">console.log(5);</text:span></text:p>
      <text:p text:style-name="P11"><text:span text:style-name="Source_20_Text">Copy to Clipboard</text:span></text:p>
      <text:p text:style-name="Text_20_body">Vous pouvez également utiliser un commentaire d'une seule ligne pour commenter après une ligne de code:</text:p>
      <text:p text:style-name="P10"><text:span text:style-name="Source_20_Text">console.log(5);  // Prints 5 </text:span></text:p>
      <text:p text:style-name="P11"><text:span text:style-name="Source_20_Text">Copy to Clipboard</text:span></text:p>
      <text:list text:style-name="L5">
        <text:list-item>
          <text:p text:style-name="P13">Un <text:span text:style-name="Emphasis">commentaire multi-lignes</text:span> commentera plusieurs lignes et est noté avec <text:span text:style-name="Source_20_Text">/*</text:span>pour commencer le commentaire, et <text:span text:style-name="Source_20_Text">*/</text:span>pour mettre fin à l'observation. </text:p>
        </text:list-item>
      </text:list>
      <text:p text:style-name="P10"><text:span text:style-name="Source_20_Text">/*</text:span></text:p>
      <text:p text:style-name="P10"><text:soft-page-break/><text:span text:style-name="Source_20_Text">This is all commented </text:span></text:p>
      <text:p text:style-name="P10"><text:span text:style-name="Source_20_Text">console.log(10);</text:span></text:p>
      <text:p text:style-name="P10"><text:span text:style-name="Source_20_Text">None of this is going to run!</text:span></text:p>
      <text:p text:style-name="P10"><text:span text:style-name="Source_20_Text">console.log(99);</text:span></text:p>
      <text:p text:style-name="P10"><text:span text:style-name="Source_20_Text">*/</text:span></text:p>
      <text:p text:style-name="P11"><text:span text:style-name="Source_20_Text">Copy to Clipboard</text:span></text:p>
      <text:p text:style-name="Text_20_body">Vous pouvez aussi utiliser cette syntaxe pour commenter quelque chose au milieu d'une ligne de code:</text:p>
      <text:p text:style-name="P10"><text:span text:style-name="Source_20_Text">console.log(/*IGNORED!*/ 5);  // Still just prints 5 </text:span></text:p>
      <text:h text:style-name="Heading_20_3" text:outline-level="3">Types de données</text:h>
      <text:p text:style-name="Text_20_body">8 min</text:p>
      <text:section text:style-name="Sect1" text:name=":ra2:">
        <text:p text:style-name="P14">Preview: Les types de données Docs sont utilisés pour classer huit valeurs fondamentales utilisées pour la programmation en JavaScript, y compris les types primitif et les types d'objets.</text:p>
      </text:section>
      <text:p text:style-name="P8"><text:a xlink:type="simple" xlink:href="https://www.codecademy.com/resources/docs/javascript/data-types?page_ref=catalog" office:target-frame-name="_blank" xlink:show="new" text:style-name="Internet_20_link" text:visited-style-name="Visited_20_Internet_20_Link">Types de données</text:a></text:p>
      <text:p text:style-name="Text_20_body">sont les classifications que nous donnons aux différents types de données que nous utilisons en programmation. Dans JavaScript, il existe huit types de données fondamentales:</text:p>
      <text:list text:style-name="L6">
        <text:list-item>
          <text:p text:style-name="P15"><text:span text:style-name="Emphasis">Numéro</text:span> : N'importe quel nombre, y compris les nombres à décimales : <text:span text:style-name="Source_20_Text">4</text:span>, <text:span text:style-name="Source_20_Text">8</text:span>, <text:span text:style-name="Source_20_Text">1516</text:span>, <text:span text:style-name="Source_20_Text">23.42</text:span>. </text:p>
        </text:list-item>
        <text:list-item>
          <text:p text:style-name="P15"><text:span text:style-name="Emphasis">BigInt</text:span> : N'importe quel nombre, supérieur à 2 <text:span text:style-name="T1">53 </text:span>-1 ou inférieur à -(2 <text:span text:style-name="T1">53</text:span> -1), n annexé au numéro: 1234567890123456n. </text:p>
        </text:list-item>
        <text:list-item>
          <text:p text:style-name="P15"><text:span text:style-name="Emphasis">Chaîne</text:span> : Tout groupement de caractères sur votre clavier (lettres, numéros, espaces, symboles, etc.) entouré de guillemets uniques: <text:span text:style-name="Source_20_Text">' ... '</text:span>ou des guillemets doubles <text:span text:style-name="Source_20_Text">" ... "</text:span>, bien que nous préférons des citations uniques. Certaines personnes aiment voir la chaîne comme un mot fantaisiste pour le texte. </text:p>
        </text:list-item>
        <text:list-item>
          <text:p text:style-name="P15"><text:span text:style-name="Emphasis">Boolean</text:span>Booléen: Ce type de données n'a que deux valeurs possibles <text:span text:style-name="Source_20_Text">true</text:span>ou <text:span text:style-name="Source_20_Text">false</text:span>(sans guillemets). Il est utile de penser aux booléens comme aux interrupteurs allumés et éteints ou aux réponses à une question « oui » ou « non ». </text:p>
        </text:list-item>
        <text:list-item>
          <text:p text:style-name="P15"><text:span text:style-name="Emphasis">Null</text:span>Null: Ce type de données représente l'absence intentionnelle d'une valeur, et est représenté par le mot clé <text:span text:style-name="Source_20_Text">null</text:span>(sans guillemets). </text:p>
        </text:list-item>
        <text:list-item>
          <text:p text:style-name="P15"><text:span text:style-name="Emphasis">Undefined</text:span>Indéfinition: Ce type de données est désigné par le mot-clé <text:span text:style-name="Source_20_Text">undefined</text:span>(sans guillemets). Il représente également l'absence d'une valeur bien qu'il ait une utilisation différente de celle qui <text:span text:style-name="Source_20_Text">null</text:span>. <text:span text:style-name="Source_20_Text">undefined</text:span>signifie qu'une valeur donnée n'existe pas. </text:p>
        </text:list-item>
        <text:list-item>
          <text:p text:style-name="P15"><text:span text:style-name="Emphasis">Symbol</text:span>Symbole: Une nouvelle fonctionnalité de la langue, les symboles sont des identifiants uniques, utiles pour un codage plus complexe. Pas besoin de s'en soucier pour l'instant. </text:p>
        </text:list-item>
        <text:list-item>
          <text:p text:style-name="P16"><text:span text:style-name="Emphasis">Objet</text:span> : Collecte de données connexes. </text:p>
        </text:list-item>
      </text:list>
      <text:p text:style-name="Text_20_body">Les 7 premiers de ces types sont considérés comme <text:span text:style-name="Emphasis">des types de données primitifs</text:span>. Ce sont les types de données les plus élémentaires dans la langue. <text:span text:style-name="Emphasis">Les objets</text:span> sont plus complexes, et vous en apprendrez beaucoup plus à leur sujet au fur et à mesure que vous progresserez à travers JavaScript. Au début, huit <text:soft-page-break/>types peuvent ne pas ressembler à autant de types, mais bientôt vous observerez le monde s'ouvre avec des possibilités une fois que vous commencerez à exploiter chacun d'eux. Au fur et à mesure que vous en apprendrez davantage sur les objets, vous serez en mesure de créer des collections complexes de données.</text:p>
      <text:p text:style-name="Text_20_body">Mais avant de faire cela, mettons-nous à l'aise avec les chaînes et les chiffres.</text:p>
      <text:p text:style-name="P10"><text:span text:style-name="Source_20_Text">console.log('Location of Codecademy headquarters: 575 Broadway, New York City');</text:span></text:p>
      <text:p text:style-name="P10"><text:span text:style-name="Source_20_Text">console.log(40);</text:span></text:p>
      <text:p text:style-name="P11"><text:span text:style-name="Source_20_Text">Copy to Clipboard</text:span></text:p>
      <text:p text:style-name="Text_20_body">Dans l'exemple ci-dessus, nous avons d'abord imprimé une chaîne. Notre corde n'est pas seulement un seul mot ; elle comprend à la fois des lettres majuscules et minuscules, des espaces et une ponctuation.</text:p>
      <text:p text:style-name="Text_20_body">Ensuite, nous avons imprimé le numéro 40, remarquez que nous n'avons pas utilisé de citations. </text:p>
      <text:h text:style-name="Heading_20_3" text:outline-level="3">Opérateurs d'arithmétiques</text:h>
      <text:p text:style-name="Text_20_body">6 min</text:p>
      <text:p text:style-name="Text_20_body">L'arithmétique de base est souvent utile lors de la programmation. </text:p>
      <text:p text:style-name="P8">Une </text:p>
      <text:section text:style-name="Sect1" text:name=":rb5:">
        <text:p text:style-name="P9">Avant-première: Docs Description du lien de chargement</text:p>
      </text:section>
      <text:p text:style-name="P8"><text:a xlink:type="simple" xlink:href="https://www.codecademy.com/resources/docs/javascript/operators?page_ref=catalog" office:target-frame-name="_blank" xlink:show="new" text:style-name="Internet_20_link" text:visited-style-name="Visited_20_Internet_20_Link">opérateur</text:a></text:p>
      <text:p text:style-name="Text_20_body">est un personnage qui accomplit une tâche dans notre code. JavaScript a plusieurs composants intégrés <text:span text:style-name="Emphasis">Opérateurs d'arithmétiques</text:span>, qui nous permettent d'effectuer des calculs mathématiques sur les nombres. Il s'agit notamment des opérateurs suivants et de leurs symboles correspondants:</text:p>
      <text:list text:style-name="L7">
        <text:list-item>
          <text:p text:style-name="P17">Ajouter : <text:span text:style-name="Source_20_Text">+</text:span> </text:p>
        </text:list-item>
        <text:list-item>
          <text:p text:style-name="P17">Soustraire : <text:span text:style-name="Source_20_Text">-</text:span> </text:p>
        </text:list-item>
        <text:list-item>
          <text:p text:style-name="P17">Multiplier: <text:span text:style-name="Source_20_Text">*</text:span> </text:p>
        </text:list-item>
        <text:list-item>
          <text:p text:style-name="P17">Diviser: <text:span text:style-name="Source_20_Text">/</text:span> </text:p>
        </text:list-item>
        <text:list-item>
          <text:p text:style-name="P18">Reste: <text:span text:style-name="Source_20_Text">%</text:span> </text:p>
        </text:list-item>
      </text:list>
      <text:p text:style-name="Text_20_body">Les quatre premiers fonctionnent comme vous pouvez deviner : </text:p>
      <text:p text:style-name="P10"><text:span text:style-name="Source_20_Text">console.log(3 + 4); // Prints 7</text:span></text:p>
      <text:p text:style-name="P10"><text:span text:style-name="Source_20_Text">console.log(5 - 1); // Prints 4</text:span></text:p>
      <text:p text:style-name="P10"><text:span text:style-name="Source_20_Text">console.log(4 * 2); // Prints 8</text:span></text:p>
      <text:p text:style-name="P10"><text:span text:style-name="Source_20_Text">console.log(9 / 3); // Prints 3</text:span></text:p>
      <text:p text:style-name="P11"><text:span text:style-name="Source_20_Text">Copy to Clipboard</text:span></text:p>
      <text:p text:style-name="Text_20_body">Notez que lorsque nous <text:span text:style-name="Source_20_Text">console.log()</text:span>l'ordinateur évaluera l'expression à l'intérieur des parenthèses et imprimera ce résultat dans la console. Si nous voulions imprimer les personnages <text:span text:style-name="Source_20_Text">3 + 4</text:span>, nous les enveloppions dans des citations et les imprimions comme une corde. </text:p>
      <text:p text:style-name="P10"><text:soft-page-break/><text:span text:style-name="Source_20_Text">console.log(11 % 3); // Prints 2</text:span></text:p>
      <text:p text:style-name="P10"><text:span text:style-name="Source_20_Text">console.log(12 % 3); // Prints 0</text:span></text:p>
      <text:p text:style-name="P11"><text:span text:style-name="Source_20_Text">Copy to Clipboard</text:span></text:p>
      <text:p text:style-name="Text_20_body">L'opérateur du reste, parfois appelé <text:span text:style-name="Emphasis">modulo</text:span>, retourne le nombre qui reste après que le numéro de droite se divise en le nombre gauche autant de fois qu'il le peut uniformément: <text:span text:style-name="Source_20_Text">11 % 3</text:span>est égal 2 parce que 3 s'adapte en 11 trois fois, laissant 2 comme le reste.</text:p>
      <text:h text:style-name="Heading_20_3" text:outline-level="3">Concaténation des chaînes</text:h>
      <text:p text:style-name="Text_20_body">5 min</text:p>
      <text:section text:style-name="Sect1" text:name=":rc8:">
        <text:p text:style-name="P14">Avant-première: Docs Description du lien de chargement</text:p>
      </text:section>
      <text:p text:style-name="P8"><text:a xlink:type="simple" xlink:href="https://www.codecademy.com/resources/docs/javascript/operators" office:target-frame-name="_blank" xlink:show="new" text:style-name="Internet_20_link" text:visited-style-name="Visited_20_Internet_20_Link">Opérateurs</text:a></text:p>
      <text:p text:style-name="Text_20_body">ne sont pas seulement pour les chiffres. Lorsqu'a <text:span text:style-name="Source_20_Text">+</text:span> l'opérateur est utilisé sur deux chaînes, il ajoute la corde droite à la chaîne gauche: </text:p>
      <text:p text:style-name="P10"><text:span text:style-name="Source_20_Text">console.log('hi' + 'ya'); // Prints 'hiya'</text:span></text:p>
      <text:p text:style-name="P10"><text:span text:style-name="Source_20_Text">console.log('wo' + 'ah'); // Prints 'woah'</text:span></text:p>
      <text:p text:style-name="P10"><text:span text:style-name="Source_20_Text">console.log('I love to ' + 'code.')</text:span></text:p>
      <text:p text:style-name="P10"><text:span text:style-name="Source_20_Text">// Prints 'I love to code.'</text:span></text:p>
      <text:p text:style-name="P11"><text:span text:style-name="Source_20_Text">Copy to Clipboard</text:span></text:p>
      <text:p text:style-name="P8">Ce processus d'ajout d'une chaîne à une autre est appelé </text:p>
      <text:section text:style-name="Sect1" text:name=":rcb:">
        <text:p text:style-name="P9">Avant-première: Docs Description du lien de chargement</text:p>
      </text:section>
      <text:p text:style-name="P8"><text:a xlink:type="simple" xlink:href="https://www.codecademy.com/resources/docs/javascript/strings?page_ref=catalog" office:target-frame-name="_blank" xlink:show="new" text:style-name="Internet_20_link" text:visited-style-name="Visited_20_Internet_20_Link"><text:span text:style-name="Emphasis">concaténation</text:span></text:a></text:p>
      <text:p text:style-name="Text_20_body">. Remarquez dans le troisième exemple que nous devions nous assurer d'inclure un espace à la fin de la première chaîne. L'ordinateur rejoindra exactement les chaînes, donc nous devions nous assurer d'inclure l'espace que nous voulions entre les deux cordes. </text:p>
      <text:p text:style-name="P10"><text:span text:style-name="Source_20_Text">console.log('front ' + 'space'); </text:span></text:p>
      <text:p text:style-name="P10"><text:span text:style-name="Source_20_Text">// Prints 'front space'</text:span></text:p>
      <text:p text:style-name="P10"><text:span text:style-name="Source_20_Text">console.log('back' + ' space'); </text:span></text:p>
      <text:p text:style-name="P10"><text:span text:style-name="Source_20_Text">// Prints 'back space'</text:span></text:p>
      <text:p text:style-name="P10"><text:span text:style-name="Source_20_Text">console.log('no' + 'space'); </text:span></text:p>
      <text:p text:style-name="P10"><text:span text:style-name="Source_20_Text">// Prints 'nospace'</text:span></text:p>
      <text:p text:style-name="P10"><text:span text:style-name="Source_20_Text">console.log('middle' + ' ' + 'space'); </text:span></text:p>
      <text:p text:style-name="P10"><text:span text:style-name="Source_20_Text">// Prints 'middle space'</text:span></text:p>
      <text:p text:style-name="P11"><text:span text:style-name="Source_20_Text">Copy to Clipboard</text:span></text:p>
      <text:p text:style-name="Text_20_body"><text:soft-page-break/>Tout comme avec des maths ordinaires, nous pouvons combiner, ou chaîne, nos opérations pour obtenir un résultat final : </text:p>
      <text:p text:style-name="P10"><text:span text:style-name="Source_20_Text">console.log('One' + ', ' + 'two' + ', ' + 'three!'); </text:span></text:p>
      <text:p text:style-name="P10"><text:span text:style-name="Source_20_Text">// Prints 'One, two, three!'</text:span></text:p>
      <text:h text:style-name="Heading_20_3" text:outline-level="3">Propriétés</text:h>
      <text:p text:style-name="Text_20_body">3 min</text:p>
      <text:p text:style-name="P8">Lorsque vous introduisez une nouvelle partie de données dans un programme JavaScript, le navigateur l'enregistre en tant qu'instance du type de données. Tous </text:p>
      <text:section text:style-name="Sect1" text:name=":rdg:">
        <text:p text:style-name="P9">Avant-première: Docs Description du lien de chargement</text:p>
      </text:section>
      <text:p text:style-name="P8"><text:a xlink:type="simple" xlink:href="https://www.codecademy.com/resources/docs/javascript/data-types" office:target-frame-name="_blank" xlink:show="new" text:style-name="Internet_20_link" text:visited-style-name="Visited_20_Internet_20_Link">Types de données</text:a></text:p>
      <text:p text:style-name="P8">avoir accès à des propriétés spécifiques qui sont transmises à chaque instance. Par exemple, chaque instance de chaîne a une propriété appelée </text:p>
      <text:section text:style-name="Sect1" text:name=":rdi:">
        <text:p text:style-name="P9">Avant-première: Docs Description du lien de chargement</text:p>
      </text:section>
      <text:p text:style-name="P8"><text:a xlink:type="simple" xlink:href="https://www.codecademy.com/resources/docs/javascript/strings/length" office:target-frame-name="_blank" xlink:show="new" text:style-name="Internet_20_link" text:visited-style-name="Visited_20_Internet_20_Link"><text:span text:style-name="Source_20_Text">length</text:span></text:a></text:p>
      <text:p text:style-name="Text_20_body">qui stocke le nombre de caractères dans cette chaîne. Vous pouvez récupérer les informations de propriété en ajoutant la chaîne avec une période et le nom du bien:</text:p>
      <text:p text:style-name="P10"><text:span text:style-name="Source_20_Text">console.log('Hello'.length); // Prints 5</text:span></text:p>
      <text:p text:style-name="P11"><text:span text:style-name="Source_20_Text">Copy to Clipboard</text:span></text:p>
      <text:p text:style-name="Text_20_body">Le <text:span text:style-name="Source_20_Text">.</text:span>est un autre opérateur. Nous l'appelons <text:span text:style-name="Emphasis">l'opérateur de points</text:span>. </text:p>
      <text:p text:style-name="Text_20_body">Dans l'exemple ci-dessus, la valeur sauvegardée à la <text:span text:style-name="Source_20_Text">length</text:span>la propriété est extraite de l'instance de la chaîne, <text:span text:style-name="Source_20_Text">'Hello'</text:span>. Le programme est imprimé <text:span text:style-name="Source_20_Text">5</text:span>à la console, parce que <text:span text:style-name="Source_20_Text">Hello</text:span>y ont cinq caractères.</text:p>
      <text:h text:style-name="Heading_20_3" text:outline-level="3">Méthodes</text:h>
      <text:p text:style-name="Text_20_body">7 min</text:p>
      <text:p text:style-name="P8">Souvenez-vous que </text:p>
      <text:section text:style-name="Sect1" text:name=":rec:">
        <text:p text:style-name="P9">Avant-première: Les méthodes Docs sont des propriétés d'objets qui contiennent des fonctions.</text:p>
      </text:section>
      <text:p text:style-name="P8"><text:a xlink:type="simple" xlink:href="https://www.codecademy.com/resources/docs/javascript/methods?page_ref=catalog" office:target-frame-name="_blank" xlink:show="new" text:style-name="Internet_20_link" text:visited-style-name="Visited_20_Internet_20_Link">méthodes</text:a></text:p>
      <text:p text:style-name="Text_20_body">Ce sont des actions que nous pouvons mener. Les types de données ont accès à des méthodes spécifiques qui nous permettent de traiter des instances de ce type de données. JavaScript fournit un certain nombre de méthodes de chaîne.</text:p>
      <text:p text:style-name="Text_20_body">Nous <text:span text:style-name="Emphasis">appelons</text:span>, ou utilisons, ces méthodes en ajoutant une instance avec:</text:p>
      <text:list text:style-name="L8">
        <text:list-item>
          <text:p text:style-name="P19">une période (l'opérateur de points) </text:p>
        </text:list-item>
        <text:list-item>
          <text:p text:style-name="P19">le nom de la méthode </text:p>
        </text:list-item>
        <text:list-item>
          <text:p text:style-name="P20">entre parenthèses d'ouverture et de fermeture </text:p>
        </text:list-item>
      </text:list>
      <text:p text:style-name="Text_20_body">Par exemple. <text:span text:style-name="Source_20_Text">'example string'.methodName()</text:span>.</text:p>
      <text:p text:style-name="Text_20_body"><text:soft-page-break/>Cette syntaxe semble-t-elle un peu familière ? Quand nous utilisons <text:span text:style-name="Source_20_Text">console.log()</text:span>Nous appelons le <text:span text:style-name="Source_20_Text">.log()</text:span>méthode sur la <text:span text:style-name="Source_20_Text">console</text:span>objet. Voyons voir <text:span text:style-name="Source_20_Text">console.log()</text:span>et quelques méthodes de cordes réelles en action</text:p>
      <text:p text:style-name="P10"><text:span text:style-name="Source_20_Text">console.log('hello'.toUpperCase()); // Prints 'HELLO'</text:span></text:p>
      <text:p text:style-name="P10"><text:span text:style-name="Source_20_Text">console.log('Hey'.startsWith('H')); // Prints true</text:span></text:p>
      <text:p text:style-name="P11"><text:span text:style-name="Source_20_Text">Copy to Clipboard</text:span></text:p>
      <text:p text:style-name="Text_20_body">Regardons chacune des lignes ci-dessus :</text:p>
      <text:list text:style-name="L9">
        <text:list-item>
          <text:p text:style-name="P21">À la première ligne, le </text:p>
        </text:list-item>
      </text:list>
      <text:section text:style-name="Sect1" text:name=":ref:">
        <text:list text:continue-numbering="true" text:style-name="L9">
          <text:list-header>
            <text:p text:style-name="P22">Avant-première: Docs Convertit les minuscules lettres d'une chaîne en majuscules.</text:p>
          </text:list-header>
        </text:list>
      </text:section>
      <text:list text:continue-numbering="true" text:style-name="L9">
        <text:list-header>
          <text:p text:style-name="P21"><text:a xlink:type="simple" xlink:href="https://www.codecademy.com/resources/docs/javascript/strings/toUpperCase" office:target-frame-name="_blank" xlink:show="new" text:style-name="Internet_20_link" text:visited-style-name="Visited_20_Internet_20_Link"><text:span text:style-name="Source_20_Text">.toUpperCase()</text:span></text:a></text:p>
          <text:p text:style-name="P21">Le procédé est appelé sur l'instance de chaîne <text:span text:style-name="Source_20_Text">'hello'</text:span>. Le résultat est connecté à la console. Cette méthode retourne une chaîne en toutes lettres majuscules: <text:span text:style-name="Source_20_Text">'HELLO'</text:span>. </text:p>
        </text:list-header>
        <text:list-item>
          <text:p text:style-name="P21">Sur la deuxième ligne, le </text:p>
        </text:list-item>
      </text:list>
      <text:section text:style-name="Sect1" text:name=":reh:">
        <text:list text:continue-numbering="true" text:style-name="L9">
          <text:list-header>
            <text:p text:style-name="P22">Avant-première: Docs Vérifie si une chaîne commence par les caractères spécifiés. Il revient vrai si c'est le cas, sinon faux.</text:p>
          </text:list-header>
        </text:list>
      </text:section>
      <text:list text:continue-numbering="true" text:style-name="L9">
        <text:list-header>
          <text:p text:style-name="P21"><text:a xlink:type="simple" xlink:href="https://www.codecademy.com/resources/docs/javascript/strings/startsWith" office:target-frame-name="_blank" xlink:show="new" text:style-name="Internet_20_link" text:visited-style-name="Visited_20_Internet_20_Link"><text:span text:style-name="Source_20_Text">.startsWith()</text:span></text:a></text:p>
          <text:p text:style-name="P23">Le procédé est appelé sur l'instance de chaîne <text:span text:style-name="Source_20_Text">'Hey'</text:span>. Cette méthode accepte également le caractère <text:span text:style-name="Source_20_Text">'H'</text:span> en tant qu'entrée, ou <text:span text:style-name="Emphasis">argumentation</text:span>, entre parenthèses. Depuis la corde <text:span text:style-name="Source_20_Text">'Hey'</text:span> commence par la lettre <text:span text:style-name="Source_20_Text">'H'</text:span>, la méthode retourne le booléen <text:span text:style-name="Source_20_Text">true</text:span>. </text:p>
        </text:list-header>
      </text:list>
      <text:p text:style-name="Text_20_body">Vous trouverez une liste des méthodes de chaîne intégrées dans la <text:a xlink:type="simple" xlink:href="https://developer.mozilla.org/en-US/docs/Web/JavaScript/Reference/Global_Objects/String/prototype" office:target-frame-name="_blank" xlink:show="new" text:style-name="Internet_20_link" text:visited-style-name="Visited_20_Internet_20_Link">documentation JavaScript</text:a>. Les développeurs utilisent la documentation comme outil de référence. Il décrit les mots-clés, les méthodes et la syntaxe de JavaScript.</text:p>
      <text:p text:style-name="Text_20_body">Instructions</text:p>
      <text:list text:style-name="L10">
        <text:list-item>
          <text:p text:style-name="P24">Point de contrôle 1 Passé</text:p>
          <text:p text:style-name="P24">1.</text:p>
          <text:p text:style-name="P24">Utiliser le <text:span text:style-name="Source_20_Text">.toUpperCase()</text:span>méthode pour enregistrer la chaîne <text:span text:style-name="Source_20_Text">'Codecademy'</text:span>à la console dans toutes les lettres majuscules.</text:p>
        </text:list-item>
      </text:list>
      <text:list text:style-name="L11">
        <text:list-item>
          <text:p text:style-name="P25">Point de contrôle 2 Passé</text:p>
        </text:list-item>
      </text:list>
      <text:p text:style-name="Text_20_body">2.</text:p>
      <text:p text:style-name="Text_20_body">Dans le deuxième <text:span text:style-name="Source_20_Text">console.log()</text:span>déclaration dans <text:span text:style-name="Strong_20_Emphasis">app.js</text:span>, nous avons une chaîne <text:span text:style-name="Source_20_Text">' Remove whitespace '</text:span>qui a des espaces avant et après les mots <text:span text:style-name="Source_20_Text">'Remove whitespace'</text:span>.</text:p>
      <text:p text:style-name="Text_20_body">Si nous parcourons la <text:a xlink:type="simple" xlink:href="https://developer.mozilla.org/en-US/docs/Web/JavaScript/Reference/Global_Objects/String/prototype" office:target-frame-name="_blank" xlink:show="new" text:style-name="Internet_20_link" text:visited-style-name="Visited_20_Internet_20_Link">documentation</text:a> de <text:a xlink:type="simple" xlink:href="https://developer.mozilla.org/en-US/docs/Web/JavaScript/Reference/Global_Objects/String/prototype" office:target-frame-name="_blank" xlink:show="new" text:style-name="Internet_20_link" text:visited-style-name="Visited_20_Internet_20_Link">la chaîne JavaScript</text:a>, nous trouvons plusieurs méthodes de chaîne intégrées qui accomplissent chacune un objectif différent. La seule méthode qui semble idéale pour nous est <text:span text:style-name="Source_20_Text">.trim()</text:span>. </text:p>
      <text:p text:style-name="Text_20_body"><text:soft-page-break/>Utiliser la méthode pour enlever l'espace blanc au début et à la fin de la chaîne dans la seconde <text:span text:style-name="Source_20_Text">console.log()</text:span>déclaration. </text:p>
      <text:h text:style-name="Heading_20_3" text:outline-level="3">Objets intégrés</text:h>
      <text:p text:style-name="Text_20_body">15 min</text:p>
      <text:p text:style-name="P8">Outre <text:span text:style-name="Source_20_Text">console</text:span>, il y en a d'autres <text:a xlink:type="simple" xlink:href="https://developer.mozilla.org/en-US/docs/Web/JavaScript/Reference/Global_Objects" office:target-frame-name="_blank" xlink:show="new" text:style-name="Internet_20_link" text:visited-style-name="Visited_20_Internet_20_Link">objets intégrés dans JavaScript</text:a>. En bas la ligne, vous construirez votre propre </text:p>
      <text:section text:style-name="Sect1" text:name=":rk9:">
        <text:p text:style-name="P9">Avant-première: Docs Description du lien de chargement</text:p>
      </text:section>
      <text:p text:style-name="P8"><text:a xlink:type="simple" xlink:href="https://www.codecademy.com/resources/docs/javascript/objects" office:target-frame-name="_blank" xlink:show="new" text:style-name="Internet_20_link" text:visited-style-name="Visited_20_Internet_20_Link">Objets</text:a></text:p>
      <text:p text:style-name="Text_20_body">, mais pour l'instant, ces objets «intégrés» sont pleins de fonctionnalités utiles. </text:p>
      <text:p text:style-name="Text_20_body">Par exemple, si vous vouliez effectuer des opérations mathématiques plus complexes que l'arithmétique, JavaScript a l'intégration <text:span text:style-name="Source_20_Text">Math</text:span>objet. </text:p>
      <text:p text:style-name="Text_20_body">Ce qui est génial avec les objets, c'est qu'ils ont des méthodes. Appelons le <text:span text:style-name="Source_20_Text">.random()</text:span>méthode de l'intégration <text:span text:style-name="Source_20_Text">Math</text:span>Objet:</text:p>
      <text:p text:style-name="P10"><text:span text:style-name="Source_20_Text">console.log(Math.random()); // Prints a random number between 0 and 1</text:span></text:p>
      <text:p text:style-name="P11"><text:span text:style-name="Source_20_Text">Copy to Clipboard</text:span></text:p>
      <text:p text:style-name="Text_20_body">Dans l'exemple ci-dessus, nous avons appelé le <text:span text:style-name="Source_20_Text">.random()</text:span>méthode en apposant le nom de l'objet à l'opérateur de point, le nom du procédé, et les parenthèses d'ouverture et de fermeture. Cette méthode retourne un nombre aléatoire entre 0 (inclus) et 1 (exclusif). </text:p>
      <text:p text:style-name="Text_20_body">Pour générer un nombre aléatoire compris entre 0 et 50, nous pourrions multiplier ce résultat par 50, comme: </text:p>
      <text:p text:style-name="P10"><text:span text:style-name="Source_20_Text">Math.random() * 50;</text:span></text:p>
      <text:p text:style-name="P11"><text:span text:style-name="Source_20_Text">Copy to Clipboard</text:span></text:p>
      <text:p text:style-name="Text_20_body">L'exemple ci-dessus sera probablement évalué à la déchéance. Pour s'assurer que la réponse est un nombre entier, nous pouvons profiter d'un autre nombre utile. <text:span text:style-name="Source_20_Text">Math</text:span>méthode appelée <text:span text:style-name="Source_20_Text">Math.floor()</text:span>. </text:p>
      <text:p text:style-name="Text_20_body"><text:span text:style-name="Source_20_Text">Math.floor()</text:span>prend une virgule décimale, et arrondit au nombre entier le plus proche. Vous pouvez utiliser <text:span text:style-name="Source_20_Text">Math.floor()</text:span>pour arrondir un nombre aléatoire comme celui-ci:</text:p>
      <text:p text:style-name="P10"><text:span text:style-name="Source_20_Text">Math.floor(Math.random() * 50);</text:span></text:p>
      <text:p text:style-name="P11"><text:span text:style-name="Source_20_Text">Copy to Clipboard</text:span></text:p>
      <text:p text:style-name="Text_20_body">Dans ce cas:</text:p>
      <text:list text:style-name="L12">
        <text:list-item>
          <text:p text:style-name="P26"><text:span text:style-name="Source_20_Text">Math.random()</text:span>génère un nombre aléatoire compris entre 0 et 1. </text:p>
        </text:list-item>
        <text:list-item>
          <text:p text:style-name="P26">Nous multiplions ensuite ce nombre par <text:span text:style-name="Source_20_Text">50</text:span>, donc maintenant nous avons un nombre compris entre 0 et 50. </text:p>
        </text:list-item>
        <text:list-item>
          <text:p text:style-name="P27">Ensuite, <text:span text:style-name="Source_20_Text">Math.floor()</text:span>tend le nombre jusqu'au nombre entier le plus proche. </text:p>
        </text:list-item>
      </text:list>
      <text:p text:style-name="Text_20_body"><text:soft-page-break/>Si vous vouliez voir le numéro imprimé au terminal, vous auriez toujours besoin d'utiliser un <text:span text:style-name="Source_20_Text">console.log()</text:span>Déclaration:</text:p>
      <text:p text:style-name="P10"><text:span text:style-name="Source_20_Text">console.log(Math.floor(Math.random() * 50)); // Prints a random whole number between 0 and 50</text:span></text:p>
      <text:p text:style-name="P11"><text:span text:style-name="Source_20_Text">Copy to Clipboard</text:span></text:p>
      <text:p text:style-name="P8">Pour voir toutes les propriétés et </text:p>
      <text:section text:style-name="Sect1" text:name=":rkf:">
        <text:p text:style-name="P9">Avant-première: Les méthodes Docs sont des propriétés d'objets qui contiennent des fonctions.</text:p>
      </text:section>
      <text:p text:style-name="P8"><text:a xlink:type="simple" xlink:href="https://www.codecademy.com/resources/docs/javascript/methods" office:target-frame-name="_blank" xlink:show="new" text:style-name="Internet_20_link" text:visited-style-name="Visited_20_Internet_20_Link">méthodes</text:a></text:p>
      <text:p text:style-name="Text_20_body">sur la <text:span text:style-name="Source_20_Text">Math</text:span> object, jetez un oeil à <text:a xlink:type="simple" xlink:href="https://developer.mozilla.org/en-US/docs/Web/JavaScript/Reference/Global_Objects/Math" office:target-frame-name="_blank" xlink:show="new" text:style-name="Internet_20_link" text:visited-style-name="Visited_20_Internet_20_Link">la documentation ici</text:a>.</text:p>
      <text:p text:style-name="Text_20_body">Instructions</text:p>
      <text:list text:style-name="L13">
        <text:list-item>
          <text:p text:style-name="P28">Point de contrôle 1 Passé</text:p>
          <text:p text:style-name="P28">1.</text:p>
          <text:p text:style-name="P28">À l'intérieur d'un <text:span text:style-name="Source_20_Text">console.log()</text:span>, créer un nombre aléatoire avec <text:span text:style-name="Source_20_Text">Math.random()</text:span>, puis multipliez-le par <text:span text:style-name="Source_20_Text">100</text:span>.</text:p>
        </text:list-item>
      </text:list>
      <text:list text:style-name="L14">
        <text:list-item>
          <text:p text:style-name="P29">Point de contrôle 2 Passé</text:p>
        </text:list-item>
      </text:list>
      <text:p text:style-name="Text_20_body">2.</text:p>
      <text:p text:style-name="Text_20_body">Maintenant, utilisez <text:span text:style-name="Source_20_Text">Math.floor()</text:span>faire de la sortie un nombre entier.</text:p>
      <text:p text:style-name="Text_20_body">À l'intérieur <text:span text:style-name="Source_20_Text">console.log()</text:span>vous avez écrit dans la dernière étape, mettre l'existant <text:span text:style-name="Source_20_Text">Math.random() * 100</text:span>code à l'intérieur des parenthèses de <text:span text:style-name="Source_20_Text">Math.floor()</text:span>.</text:p>
      <text:list text:style-name="L15">
        <text:list-item>
          <text:p text:style-name="P30">Point de contrôle 3 Passé</text:p>
        </text:list-item>
      </text:list>
      <text:p text:style-name="Text_20_body">3.</text:p>
      <text:p text:style-name="Text_20_body">Trouver une méthode sur le <text:a xlink:type="simple" xlink:href="https://developer.mozilla.org/en-US/docs/Web/JavaScript/Reference/Global_Objects/Math" office:target-frame-name="_blank" xlink:show="new" text:style-name="Internet_20_link" text:visited-style-name="Visited_20_Internet_20_Link">JavaScript <text:span text:style-name="Source_20_Text">Math</text:span>un objet</text:a> qui retourne le plus petit entier supérieur ou égal à un nombre donné.</text:p>
      <text:p text:style-name="Text_20_body">Utiliser cette méthode avec le nombre <text:span text:style-name="Source_20_Text">43.8</text:span>. Enregistrez la réponse à la console.</text:p>
      <text:list text:style-name="L16">
        <text:list-item>
          <text:p text:style-name="P31">Point de contrôle 4 Passé</text:p>
        </text:list-item>
      </text:list>
      <text:p text:style-name="Text_20_body">4.</text:p>
      <text:p text:style-name="Text_20_body">Utiliser la <text:a xlink:type="simple" xlink:href="https://developer.mozilla.org/en-US/docs/Web/JavaScript/Reference/Global_Objects/Number" office:target-frame-name="_blank" xlink:show="new" text:style-name="Internet_20_link" text:visited-style-name="Visited_20_Internet_20_Link">documentation JavaScript</text:a> pour trouver une méthode sur l'intégrateur <text:span text:style-name="Source_20_Text">Number</text:span>objectement qui vérifie si un nombre est un nombre entier. </text:p>
      <text:p text:style-name="Text_20_body">Mettez le numéro <text:span text:style-name="Source_20_Text">2017</text:span>dans les parenthèses de la méthode et de l'utilisation <text:span text:style-name="Source_20_Text">console.log()</text:span>d'imprimer le résultat.</text:p>
      <text:h text:style-name="Heading_20_3" text:outline-level="3">Examen</text:h>
      <text:p text:style-name="Text_20_body">1 min</text:p>
      <text:p text:style-name="Text_20_body"><text:soft-page-break/>Jetons un coup d'oeil de plus sur les concepts que nous venons d'apprendre :</text:p>
      <text:list text:style-name="L17">
        <text:list-item>
          <text:p text:style-name="P32">Les données sont imprimées, ou enregistrées, sur la console, un panneau qui affiche des messages, avec <text:span text:style-name="Source_20_Text">console.log()</text:span>. </text:p>
        </text:list-item>
        <text:list-item>
          <text:p text:style-name="P32">Nous pouvons écrire une seule ligne </text:p>
        </text:list-item>
      </text:list>
      <text:section text:style-name="Sect1" text:name=":rlh:">
        <text:list text:continue-numbering="true" text:style-name="L17">
          <text:list-header>
            <text:p text:style-name="P33">Avant-première: Docs Description du lien de chargement</text:p>
          </text:list-header>
        </text:list>
      </text:section>
      <text:list text:continue-numbering="true" text:style-name="L17">
        <text:list-header>
          <text:p text:style-name="P32"><text:a xlink:type="simple" xlink:href="https://www.codecademy.com/resources/docs/javascript/comments" office:target-frame-name="_blank" xlink:show="new" text:style-name="Internet_20_link" text:visited-style-name="Visited_20_Internet_20_Link">Observations</text:a></text:p>
          <text:p text:style-name="P32">avec <text:span text:style-name="Source_20_Text">//</text:span> et des observations multilignes entre <text:span text:style-name="Source_20_Text">/*</text:span> et <text:span text:style-name="Source_20_Text">*/</text:span>. </text:p>
        </text:list-header>
        <text:list-item>
          <text:p text:style-name="P32">Il y a 8 éléments fondamentaux </text:p>
        </text:list-item>
      </text:list>
      <text:section text:style-name="Sect1" text:name=":rlj:">
        <text:list text:continue-numbering="true" text:style-name="L17">
          <text:list-header>
            <text:p text:style-name="P33">Avant-première: Docs Description du lien de chargement</text:p>
          </text:list-header>
        </text:list>
      </text:section>
      <text:list text:continue-numbering="true" text:style-name="L17">
        <text:list-header>
          <text:p text:style-name="P32"><text:a xlink:type="simple" xlink:href="https://www.codecademy.com/resources/docs/javascript/data-types" office:target-frame-name="_blank" xlink:show="new" text:style-name="Internet_20_link" text:visited-style-name="Visited_20_Internet_20_Link">Types de données</text:a></text:p>
          <text:p text:style-name="P32">en JavaScript: nombres, BigInts, </text:p>
        </text:list-header>
      </text:list>
      <text:section text:style-name="Sect1" text:name=":rll:">
        <text:list text:continue-numbering="true" text:style-name="L17">
          <text:list-header>
            <text:p text:style-name="P33">Avant-première: Docs Description du lien de chargement</text:p>
          </text:list-header>
        </text:list>
      </text:section>
      <text:list text:continue-numbering="true" text:style-name="L17">
        <text:list-header>
          <text:p text:style-name="P32"><text:a xlink:type="simple" xlink:href="https://www.codecademy.com/resources/docs/javascript/strings" office:target-frame-name="_blank" xlink:show="new" text:style-name="Internet_20_link" text:visited-style-name="Visited_20_Internet_20_Link">Cordes</text:a></text:p>
          <text:p text:style-name="P32">, booléens, nul, indéfini, symbole et objet. </text:p>
        </text:list-header>
        <text:list-item>
          <text:p text:style-name="P32">Les nombres sont n'importe quel nombre sans guillemets: <text:span text:style-name="Source_20_Text">23.8879</text:span> </text:p>
        </text:list-item>
        <text:list-item>
          <text:p text:style-name="P32">Les chaînes sont des caractères enveloppés de guillemets simples ou doubles: <text:span text:style-name="Source_20_Text">'Sample String'</text:span> </text:p>
        </text:list-item>
        <text:list-item>
          <text:p text:style-name="P32">L'arithmétique intégrée </text:p>
        </text:list-item>
      </text:list>
      <text:section text:style-name="Sect1" text:name=":rln:">
        <text:list text:continue-numbering="true" text:style-name="L17">
          <text:list-header>
            <text:p text:style-name="P33">Avant-première: Docs Description du lien de chargement</text:p>
          </text:list-header>
        </text:list>
      </text:section>
      <text:list text:continue-numbering="true" text:style-name="L17">
        <text:list-header>
          <text:p text:style-name="P32"><text:a xlink:type="simple" xlink:href="https://www.codecademy.com/resources/docs/javascript/operators" office:target-frame-name="_blank" xlink:show="new" text:style-name="Internet_20_link" text:visited-style-name="Visited_20_Internet_20_Link">opérateurs</text:a></text:p>
          <text:p text:style-name="P32">inclure <text:span text:style-name="Source_20_Text">+</text:span>, <text:span text:style-name="Source_20_Text">-</text:span>, <text:span text:style-name="Source_20_Text">*</text:span>, <text:span text:style-name="Source_20_Text">/</text:span>, et <text:span text:style-name="Source_20_Text">%</text:span>. </text:p>
        </text:list-header>
      </text:list>
      <text:section text:style-name="Sect1" text:name=":rlp:">
        <text:list text:continue-numbering="true" text:style-name="L17">
          <text:list-item>
            <text:p text:style-name="P34">Avant-première: Docs Description du lien de chargement</text:p>
          </text:list-item>
        </text:list>
      </text:section>
      <text:list text:continue-numbering="true" text:style-name="L17">
        <text:list-item>
          <text:p text:style-name="P32"><text:a xlink:type="simple" xlink:href="https://www.codecademy.com/resources/docs/javascript/objects" office:target-frame-name="_blank" xlink:show="new" text:style-name="Internet_20_link" text:visited-style-name="Visited_20_Internet_20_Link">Objets</text:a></text:p>
          <text:p text:style-name="P32">, y compris les instances de types de données, peuvent avoir des propriétés, des informations stockées. Les propriétés sont notées avec un <text:span text:style-name="Source_20_Text">.</text:span> après le nom de l'objet, par example: <text:span text:style-name="Source_20_Text">'Hello'.length</text:span>. </text:p>
        </text:list-item>
        <text:list-item>
          <text:p text:style-name="P32">Les objets, y compris les exemples de types de données, peuvent avoir </text:p>
        </text:list-item>
      </text:list>
      <text:section text:style-name="Sect1" text:name=":rlr:">
        <text:list text:continue-numbering="true" text:style-name="L17">
          <text:list-header>
            <text:p text:style-name="P33">Avant-première: Docs Description du lien de chargement</text:p>
          </text:list-header>
        </text:list>
      </text:section>
      <text:list text:continue-numbering="true" text:style-name="L17">
        <text:list-header>
          <text:p text:style-name="P32"><text:a xlink:type="simple" xlink:href="https://www.codecademy.com/resources/docs/javascript/methods" office:target-frame-name="_blank" xlink:show="new" text:style-name="Internet_20_link" text:visited-style-name="Visited_20_Internet_20_Link">méthodes</text:a></text:p>
          <text:p text:style-name="P32">qui accomplissent des actions. Les méthodes sont appelées en ajoutant l'objet ou l'instance avec une période, le nom de la méthode et entre parenthèses. Par exemple: <text:span text:style-name="Source_20_Text">'hello'.toUpperCase()</text:span>. </text:p>
        </text:list-header>
        <text:list-item>
          <text:p text:style-name="P32">Nous pouvons accéder aux propriétés et aux méthodes en utilisant <text:span text:style-name="Source_20_Text">.</text:span>, opérateur de points. </text:p>
        </text:list-item>
        <text:list-item>
          <text:p text:style-name="P35">Objets intégrés, y compris <text:span text:style-name="Source_20_Text">Math</text:span>, sont des collections de méthodes et de propriétés que JavaScript fournit. </text:p>
        </text:list-item>
      </text:list>
      <text:p text:style-name="Text_20_body">Voici quelques autres ressources à ajouter à votre boîte à outils :</text:p>
      <text:section text:style-name="Sect1" text:name=":rlt:">
        <text:list text:style-name="L18">
          <text:list-item>
            <text:p text:style-name="P36">Avant-première: Docs Description du lien de chargement</text:p>
          </text:list-item>
        </text:list>
      </text:section>
      <text:list text:continue-numbering="true" text:style-name="L18">
        <text:list-item>
          <text:p text:style-name="P37"><text:a xlink:type="simple" xlink:href="https://www.codecademy.com/resources/docs/javascript" office:target-frame-name="_blank" xlink:show="new" text:style-name="Internet_20_link" text:visited-style-name="Visited_20_Internet_20_Link">Codecademy Docs : JavaScript</text:a></text:p>
        </text:list-item>
        <text:list-item>
          <text:p text:style-name="P38"><text:a xlink:type="simple" xlink:href="https://www.codecademy.com/workspaces/new" office:target-frame-name="_blank" xlink:show="new" text:style-name="Internet_20_link" text:visited-style-name="Visited_20_Internet_20_Link">Codecademy Espaces de travail: JavaScript</text:a> </text:p>
        </text:list-item>
      </text:list>
      <text:p text:style-name="Text_20_body"><text:soft-page-break/>Assurez-vous de mettre ces liens en signet afin que vous les ayez à votre dispositio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30T09:59:16.259824000</meta:creation-date>
    <dc:date>2025-05-30T12:49:17.213536000</dc:date>
    <meta:editing-duration>PT2H49M54S</meta:editing-duration>
    <meta:editing-cycles>14</meta:editing-cycles>
    <meta:generator>LibreOffice/25.2.3.2$MacOSX_X86_64 LibreOffice_project/bbb074479178df812d175f709636b368952c2ce3</meta:generator>
    <meta:document-statistic meta:table-count="0" meta:image-count="0" meta:object-count="0" meta:page-count="15" meta:paragraph-count="292" meta:word-count="4693" meta:character-count="30184" meta:non-whitespace-character-count="25753"/>
  </office:meta>
</office:document-meta>
</file>